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7-GM210918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9-GM2109024-TWE-M-EGG4_markdup.bam</text:p>
          </table:table-cell>
          <table:table-cell office:value-type="float" office:value="5063.7" calcext:value-type="float">
            <text:p>5063.7</text:p>
          </table:table-cell>
          <table:table-cell office:value-type="float" office:value="5018.2" calcext:value-type="float">
            <text:p>5018.2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RSQ([.C2:.C29];[.G2:.G29])" office:value-type="float" office:value="0.0724302986228113" calcext:value-type="float">
            <text:p>0.0724302986228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1-GM2108988-TWE-F-EGG4_markdup.bam</text:p>
          </table:table-cell>
          <table:table-cell office:value-type="float" office:value="17021.3666666667" calcext:value-type="float">
            <text:p>17021.3666666667</text:p>
          </table:table-cell>
          <table:table-cell office:value-type="float" office:value="16987.7" calcext:value-type="float">
            <text:p>16987.7</text:p>
          </table:table-cell>
          <table:table-cell office:value-type="float" office:value="17048.1" calcext:value-type="float">
            <text:p>17048.1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3-GM2109023-TWE-F-EGG4_markdup.bam</text:p>
          </table:table-cell>
          <table:table-cell office:value-type="float" office:value="17789.4666666667" calcext:value-type="float">
            <text:p>17789.4666666667</text:p>
          </table:table-cell>
          <table:table-cell office:value-type="float" office:value="17635.6" calcext:value-type="float">
            <text:p>17635.6</text:p>
          </table:table-cell>
          <table:table-cell office:value-type="float" office:value="17874.9" calcext:value-type="float">
            <text:p>17874.9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1-gm2109349-TWE-M-EGG4_markdup.bam</text:p>
          </table:table-cell>
          <table:table-cell office:value-type="float" office:value="4747" calcext:value-type="float">
            <text:p>4747</text:p>
          </table:table-cell>
          <table:table-cell office:value-type="float" office:value="4577.4" calcext:value-type="float">
            <text:p>4577.4</text:p>
          </table:table-cell>
          <table:table-cell office:value-type="float" office:value="5012.7" calcext:value-type="float">
            <text:p>5012.7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/>
          <table:table-cell table:formula="of:=CORREL([.C2:.C29];[.G2:.G29])" office:value-type="float" office:value="0.269128777024701" calcext:value-type="float">
            <text:p>0.2691287770247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2-GM2109473-TWE-F-EGG4_markdup.bam</text:p>
          </table:table-cell>
          <table:table-cell office:value-type="float" office:value="3432.43333333333" calcext:value-type="float">
            <text:p>3432.43333333333</text:p>
          </table:table-cell>
          <table:table-cell office:value-type="float" office:value="3320.1" calcext:value-type="float">
            <text:p>3320.1</text:p>
          </table:table-cell>
          <table:table-cell office:value-type="float" office:value="3638.9" calcext:value-type="float">
            <text:p>3638.9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/>
          <table:table-cell table:formula="of:=CORREL([.C30:.C60];[.G30:.G6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21-GM21037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1-GM2109497-TWE-M-EGG4_markdup.bam</text:p>
          </table:table-cell>
          <table:table-cell office:value-type="float" office:value="3025.83333333333" calcext:value-type="float">
            <text:p>3025.83333333333</text:p>
          </table:table-cell>
          <table:table-cell office:value-type="float" office:value="2999" calcext:value-type="float">
            <text:p>2999</text:p>
          </table:table-cell>
          <table:table-cell office:value-type="float" office:value="3064.7" calcext:value-type="float">
            <text:p>3064.7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2-GM2109644-TWE-F-EGG4_markdup.bam</text:p>
          </table:table-cell>
          <table:table-cell office:value-type="float" office:value="5727.5" calcext:value-type="float">
            <text:p>5727.5</text:p>
          </table:table-cell>
          <table:table-cell office:value-type="float" office:value="5628.9" calcext:value-type="float">
            <text:p>5628.9</text:p>
          </table:table-cell>
          <table:table-cell office:value-type="float" office:value="5818.8" calcext:value-type="float">
            <text:p>5818.8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3-GM2109531-TWE-F-EGG4_markdup.bam</text:p>
          </table:table-cell>
          <table:table-cell office:value-type="float" office:value="2771.56666666667" calcext:value-type="float">
            <text:p>2771.56666666667</text:p>
          </table:table-cell>
          <table:table-cell office:value-type="float" office:value="2717.3" calcext:value-type="float">
            <text:p>2717.3</text:p>
          </table:table-cell>
          <table:table-cell office:value-type="float" office:value="2812.4" calcext:value-type="float">
            <text:p>2812.4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5-gm2109521-TWE-M-EGG4_markdup.bam</text:p>
          </table:table-cell>
          <table:table-cell office:value-type="float" office:value="3691.33333333333" calcext:value-type="float">
            <text:p>3691.33333333333</text:p>
          </table:table-cell>
          <table:table-cell office:value-type="float" office:value="3633.2" calcext:value-type="float">
            <text:p>3633.2</text:p>
          </table:table-cell>
          <table:table-cell office:value-type="float" office:value="3741.6" calcext:value-type="float">
            <text:p>3741.6</text:p>
          </table:table-cell>
          <table:table-cell office:value-type="string" calcext:value-type="string">
            <text:p>M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6-GM20117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7-GM2109472-TWE-F-EGG4_markdup.bam</text:p>
          </table:table-cell>
          <table:table-cell office:value-type="float" office:value="3088.93333333333" calcext:value-type="float">
            <text:p>3088.93333333333</text:p>
          </table:table-cell>
          <table:table-cell office:value-type="float" office:value="3083.6" calcext:value-type="float">
            <text:p>3083.6</text:p>
          </table:table-cell>
          <table:table-cell office:value-type="float" office:value="3091.9" calcext:value-type="float">
            <text:p>3091.9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8-GM2109479-TWE-M-EGG4_markdup.bam</text:p>
          </table:table-cell>
          <table:table-cell office:value-type="float" office:value="3010.16666666667" calcext:value-type="float">
            <text:p>3010.16666666667</text:p>
          </table:table-cell>
          <table:table-cell office:value-type="float" office:value="2913.4" calcext:value-type="float">
            <text:p>2913.4</text:p>
          </table:table-cell>
          <table:table-cell office:value-type="float" office:value="3071.2" calcext:value-type="float">
            <text:p>3071.2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9-gm2109770-TWE-M-EGG4_markdup.bam</text:p>
          </table:table-cell>
          <table:table-cell office:value-type="float" office:value="7305.9" calcext:value-type="float">
            <text:p>7305.9</text:p>
          </table:table-cell>
          <table:table-cell office:value-type="float" office:value="7170.8" calcext:value-type="float">
            <text:p>7170.8</text:p>
          </table:table-cell>
          <table:table-cell office:value-type="float" office:value="7402.1" calcext:value-type="float">
            <text:p>7402.1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4-GM2110304-TWE-F-EGG4_markdup.bam</text:p>
          </table:table-cell>
          <table:table-cell office:value-type="float" office:value="4008.03333333333" calcext:value-type="float">
            <text:p>4008.03333333333</text:p>
          </table:table-cell>
          <table:table-cell office:value-type="float" office:value="3968.6" calcext:value-type="float">
            <text:p>3968.6</text:p>
          </table:table-cell>
          <table:table-cell office:value-type="float" office:value="4047.3" calcext:value-type="float">
            <text:p>4047.3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5-GM2110580-TWE-F-EGG4_markdup.bam</text:p>
          </table:table-cell>
          <table:table-cell office:value-type="float" office:value="8676.26666666667" calcext:value-type="float">
            <text:p>8676.26666666667</text:p>
          </table:table-cell>
          <table:table-cell office:value-type="float" office:value="8664.1" calcext:value-type="float">
            <text:p>8664.1</text:p>
          </table:table-cell>
          <table:table-cell office:value-type="float" office:value="8684" calcext:value-type="float">
            <text:p>8684</text:p>
          </table:table-cell>
          <table:table-cell office:value-type="string" calcext:value-type="string">
            <text:p>F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243-GM2115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2-GM2117487-TWE-M-EGG4_markdup.bam</text:p>
          </table:table-cell>
          <table:table-cell office:value-type="float" office:value="3999.9" calcext:value-type="float">
            <text:p>3999.9</text:p>
          </table:table-cell>
          <table:table-cell office:value-type="float" office:value="3916.7" calcext:value-type="float">
            <text:p>3916.7</text:p>
          </table:table-cell>
          <table:table-cell office:value-type="float" office:value="4076.3" calcext:value-type="float">
            <text:p>4076.3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3-GM211748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6-GM21184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7-GM2108141-TWE-M-EGG4_markdup.bam</text:p>
          </table:table-cell>
          <table:table-cell office:value-type="float" office:value="3261.76666666667" calcext:value-type="float">
            <text:p>3261.76666666667</text:p>
          </table:table-cell>
          <table:table-cell office:value-type="float" office:value="3196.7" calcext:value-type="float">
            <text:p>3196.7</text:p>
          </table:table-cell>
          <table:table-cell office:value-type="float" office:value="3313.6" calcext:value-type="float">
            <text:p>3313.6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8-GM2111083-TWE-M-EGG4_markdup.bam</text:p>
          </table:table-cell>
          <table:table-cell office:value-type="float" office:value="1753.16666666667" calcext:value-type="float">
            <text:p>1753.16666666667</text:p>
          </table:table-cell>
          <table:table-cell office:value-type="float" office:value="1700.3" calcext:value-type="float">
            <text:p>1700.3</text:p>
          </table:table-cell>
          <table:table-cell office:value-type="float" office:value="1780.5" calcext:value-type="float">
            <text:p>1780.5</text:p>
          </table:table-cell>
          <table:table-cell office:value-type="string" calcext:value-type="string">
            <text:p>M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29-GM2118381-TWE-F-EGG4_markdup.bam</text:p>
          </table:table-cell>
          <table:table-cell office:value-type="float" office:value="1909.8" calcext:value-type="float">
            <text:p>1909.8</text:p>
          </table:table-cell>
          <table:table-cell office:value-type="float" office:value="1862.9" calcext:value-type="float">
            <text:p>1862.9</text:p>
          </table:table-cell>
          <table:table-cell office:value-type="float" office:value="1984.8" calcext:value-type="float">
            <text:p>1984.8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37-GM2118073-TWE-F-EGG4_markdup.bam</text:p>
          </table:table-cell>
          <table:table-cell office:value-type="float" office:value="7713.93333333333" calcext:value-type="float">
            <text:p>7713.93333333333</text:p>
          </table:table-cell>
          <table:table-cell office:value-type="float" office:value="7637.9" calcext:value-type="float">
            <text:p>7637.9</text:p>
          </table:table-cell>
          <table:table-cell office:value-type="float" office:value="7864.9" calcext:value-type="float">
            <text:p>7864.9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98-GM2119186-TWE-M-EGG4_markdup.bam</text:p>
          </table:table-cell>
          <table:table-cell office:value-type="float" office:value="1796.2" calcext:value-type="float">
            <text:p>1796.2</text:p>
          </table:table-cell>
          <table:table-cell office:value-type="float" office:value="1765.6" calcext:value-type="float">
            <text:p>1765.6</text:p>
          </table:table-cell>
          <table:table-cell office:value-type="float" office:value="1831.8" calcext:value-type="float">
            <text:p>1831.8</text:p>
          </table:table-cell>
          <table:table-cell office:value-type="string" calcext:value-type="string">
            <text:p>M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608-GM21191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609-GM2118080-TWE-F-EGG4_markdup.bam</text:p>
          </table:table-cell>
          <table:table-cell office:value-type="float" office:value="18948.0666666667" calcext:value-type="float">
            <text:p>18948.0666666667</text:p>
          </table:table-cell>
          <table:table-cell office:value-type="float" office:value="18887" calcext:value-type="float">
            <text:p>18887</text:p>
          </table:table-cell>
          <table:table-cell office:value-type="float" office:value="18985.9" calcext:value-type="float">
            <text:p>18985.9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7-GM210918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9-GM210902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0-GM210898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1-GM21089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3-GM210902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1-gm210934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2-GM210947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21-GM21037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38-GM21096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1-GM210949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2-GM21096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3-GM210953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5-gm210952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6-GM20117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7-GM21094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8-GM21094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9-gm21097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4-GM21103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5-GM211058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243-GM2115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2-GM211748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3-GM211748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6-GM21184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7-GM21081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8-GM211108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29-GM211838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37-GM211807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72-GM21189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98-GM211918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08-GM21191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09-GM211808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5.003219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54.880740351</dc:date>
    <meta:editing-duration>PT1H54M47S</meta:editing-duration>
    <meta:editing-cycles>2</meta:editing-cycles>
    <meta:generator>LibreOffice/6.4.7.2$Linux_X86_64 LibreOffice_project/40$Build-2</meta:generator>
    <meta:document-statistic meta:table-count="1" meta:cell-count="425" meta:object-count="0"/>
  </office:meta>
</office:document-meta>
</file>